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Table_20_Contents">
      <style:text-properties officeooo:rsid="00028870" officeooo:paragraph-rsid="00028870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ext_20_body">
      <style:text-properties fo:font-weight="normal" officeooo:paragraph-rsid="0000cfc4" style:font-weight-asian="normal" style:font-weight-complex="normal"/>
    </style:style>
    <style:style style:name="P5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6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text-properties fo:font-size="10pt" fo:font-weight="normal" officeooo:rsid="00028870" officeooo:paragraph-rsid="00028870" style:font-size-asian="10pt" style:font-weight-asian="normal" style:font-size-complex="10pt" style:font-weight-complex="normal"/>
    </style:style>
    <style:style style:name="P9" style:family="paragraph" style:parent-style-name="Text_20_body" style:list-style-name="L1">
      <style:text-properties fo:font-size="10pt" fo:font-weight="normal" officeooo:rsid="000391c3" officeooo:paragraph-rsid="000391c3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size="10pt" fo:font-weight="normal" officeooo:rsid="000391c3" officeooo:paragraph-rsid="000391c3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870" style:font-weight-asian="normal" style:font-weight-complex="normal"/>
    </style:style>
    <style:style style:name="T3" style:family="text">
      <style:text-properties officeooo:rsid="000288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3">Editar Configurações Gerais</text:span></text:p>
      <text:p text:style-name="P4"/>
      <text:h text:style-name="P7" text:outline-level="1">Atores</text:h>
      <text:p text:style-name="Text_20_body"><text:span text:style-name="T1"><text:tab/></text:span><text:span text:style-name="T2">Administrador</text:span></text:p>
      <text:h text:style-name="P7" text:outline-level="1">Descrição</text:h>
      <text:p text:style-name="Text_20_body"><text:span text:style-name="T1"><text:tab/></text:span><text:span text:style-name="T2">Administrador logado no sistema poderá editar as configurações gerais do sistema, que incluem:</text:span></text:p>
      <text:list xml:id="list3202714265236999394" text:style-name="L1">
        <text:list-item>
          <text:p text:style-name="P8">URL WebService Memória Virtual</text:p>
        </text:list-item>
        <text:list-item>
          <text:p text:style-name="P8">Nome Instituição no Memória Virtual</text:p>
        </text:list-item>
        <text:list-item>
          <text:p text:style-name="P8">URL WebService Wordpress</text:p>
        </text:list-item>
        <text:list-item>
          <text:p text:style-name="P8">URL WebService FreeGeoIp</text:p>
        </text:list-item>
        <text:list-item>
          <text:p text:style-name="P8">URL do Portal</text:p>
        </text:list-item>
        <text:list-item>
          <text:p text:style-name="P8">E-mail do Portal</text:p>
        </text:list-item>
        <text:list-item>
          <text:p text:style-name="P8">Logo Portal</text:p>
        </text:list-item>
        <text:list-item>
          <text:p text:style-name="P9">URL Facebook<text:tab/></text:p>
        </text:list-item>
        <text:list-item>
          <text:p text:style-name="P9">URL Twitter<text:tab/></text:p>
        </text:list-item>
        <text:list-item>
          <text:p text:style-name="P9">URL Flickr</text:p>
        </text:list-item>
        <text:list-item>
          <text:p text:style-name="P9">URL Youtube</text:p>
        </text:list-item>
        <text:list-item>
          <text:p text:style-name="P9">Nome Instituição ao que o Museu Pertence<text:tab/></text:p>
        </text:list-item>
        <text:list-item>
          <text:p text:style-name="P9">URL Instituição</text:p>
        </text:list-item>
      </text:list>
      <text:p text:style-name="P10">Configurações nas Páginas de Conteúdo.</text:p>
      <text:p text:style-name="P10">Configurações nas Tags de Conteúdo do Serviço de CMS(Content Management System).</text:p>
      <text:p text:style-name="P10">Configurações nas Imagens do Slider de Imagens Principal do Portal.</text:p>
      <text:p text:style-name="P10">Configurações do Mapa Iterativo de Busc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" text:outline-level="1"><text:soft-page-break/>Tipo</text:h>
      <text:p text:style-name="P5"><text:tab/>Primário e essencial.</text:p>
      <text:h text:style-name="P7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2">1 – Administrador devidamente autenticado no sistema.</text:p>
          </table:table-cell>
          <table:table-cell table:style-name="Tabela1.B2" office:value-type="string">
            <text:p text:style-name="P2">2 – É exibido os campos para serem alterados.</text:p>
          </table:table-cell>
        </table:table-row>
        <table:table-row>
          <table:table-cell table:style-name="Tabela1.A2" office:value-type="string">
            <text:p text:style-name="P2">3 – Administrador altera os campos e seleciona o campo salvar.</text:p>
          </table:table-cell>
          <table:table-cell table:style-name="Tabela1.B2" office:value-type="string">
            <text:p text:style-name="P2">4 – Configurações são armazenadas no banco de dados.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6"/>
      <text:h text:style-name="P7" text:outline-level="1">Fluxo Alternativo</text:h>
      <text:p text:style-name="Text_20_body"><text:span text:style-name="T1"><text:tab/></text:span><text:span text:style-name="T2">Em qualquer momento o Administrador pode selecionar opção “Reiniciar” que retorna as configurações que estavam anterior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35:57.387000000</dc:date>
    <meta:editing-duration>PT23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2" meta:paragraph-count="33" meta:word-count="174" meta:character-count="1087" meta:non-whitespace-character-count="953"/>
  </office:meta>
</office:document-meta>
</file>